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5-02-03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9-18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6-24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2-07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4-24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2-13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7-12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3-02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9-29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5-06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2-22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7-02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2-04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9-23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6-10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2-26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9-1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3-20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0-17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5-16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1-19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0-12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7-25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51086030201</text:p>
          </table:table-cell>
          <table:table-cell office:value-type="string" calcext:value-type="string">
            <text:p>Hamilton 8</text:p>
          </table:table-cell>
          <table:table-cell office:value-type="string" calcext:value-type="string">
            <text:p>2016-05-02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3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42" meta:object-count="0"/>
    <meta:user-defined meta:name="AppVersion">3.0</meta:user-defined>
  </office:meta>
</office:document-meta>
</file>